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ueJXPathBinding.getX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JXPathBinding.doLoad( Widget frmModel , JXPathContext jxpc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ValueJXPathBinding.getConvertor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JXPathBinding.ValueJXPathBinding( JXPathBindingBuilderBase . CommonAttributes commonAtts , String widgetId , String xpath , JXPathBindingBase [ ] updateBindings , Convertor convertor , Locale convertor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alueJXPathBinding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ValueJXPathBinding.getUpdateBin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ValueJXPathBinding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JXPathBinding.getField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JXPathBinding.enableLogging( Logger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lueJXPathBinding.getConver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JXPathBinding.doSave( Widget frmModel , JXPathContext jxpc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0">
            <text:p text:style-name="Table_20_Contents">3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